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 draw:shadow="hidden"/>
    </style:style>
    <style:style style:name="gr2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min-height="2.101cm" fo:min-width="8.429cm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min-height="1.442cm" fo:min-width="3.605cm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min-height="1.511cm" fo:min-width="3.557cm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02cm" svg:stroke-color="#808080" draw:marker-start-width="0.352cm" draw:marker-end-width="0.352cm" draw:fill="solid" draw:fill-color="#e6e6ff" draw:textarea-horizontal-align="justify" draw:textarea-vertical-align="middle" draw:auto-grow-height="false" fo:min-height="1.547cm" fo:min-width="2.894cm" fo:padding-top="0.175cm" fo:padding-bottom="0.175cm" fo:padding-left="0.3cm" fo:padding-right="0.3cm" draw:shadow="hidden"/>
    </style:style>
    <style:style style:name="gr6" style:family="graphic" style:parent-style-name="objectwithoutfill">
      <style:graphic-properties draw:stroke="solid"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0.88cm" fo:min-width="4.141cm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0.88cm" fo:min-width="4.14cm" fo:padding-top="0.175cm" fo:padding-bottom="0.175cm" fo:padding-left="0.3cm" fo:padding-right="0.3cm" draw:shadow="hidden"/>
    </style:style>
    <style:style style:name="gr9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0.88cm" fo:min-width="3.889cm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0.88cm" fo:min-width="3.888cm" fo:padding-top="0.175cm" fo:padding-bottom="0.175cm" fo:padding-left="0.3cm" fo:padding-right="0.3cm" draw:shadow="hidden"/>
    </style:style>
    <style:style style:name="gr11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1.234cm" fo:min-width="5.018cm" fo:padding-top="0.175cm" fo:padding-bottom="0.175cm" fo:padding-left="0.3cm" fo:padding-right="0.3cm" draw:shadow="hidden"/>
    </style:style>
    <style:style style:name="gr12" style:family="graphic" style:parent-style-name="standard">
      <style:graphic-properties svg:stroke-width="0.102cm" svg:stroke-color="#808080" draw:marker-start-width="0.352cm" draw:marker-end-width="0.352cm" draw:fill="solid" draw:fill-color="#ffff99" draw:textarea-horizontal-align="justify" draw:textarea-vertical-align="middle" draw:auto-grow-height="false" fo:min-height="0.88cm" fo:min-width="2.989cm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102cm" svg:stroke-color="#808080" draw:marker-start-width="0.352cm" draw:marker-end-width="0.352cm" draw:fill="solid" draw:fill-color="#ffff99" draw:textarea-horizontal-align="justify" draw:textarea-vertical-align="middle" draw:auto-grow-height="false" fo:min-height="0.88cm" fo:min-width="2.861cm" fo:padding-top="0.175cm" fo:padding-bottom="0.175cm" fo:padding-left="0.3cm" fo:padding-right="0.3cm" draw:shadow="hidden"/>
    </style:style>
    <style:style style:name="gr14" style:family="graphic" style:parent-style-name="standard">
      <style:graphic-properties svg:stroke-width="0.102cm" svg:stroke-color="#808080" draw:marker-start-width="0.352cm" draw:marker-end-width="0.352cm" draw:fill="solid" draw:fill-color="#ffff99" draw:textarea-horizontal-align="justify" draw:textarea-vertical-align="middle" draw:auto-grow-height="false" fo:min-height="0.998cm" fo:min-width="2.764cm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1.176cm" fo:min-width="5.092cm" fo:padding-top="0.175cm" fo:padding-bottom="0.175cm" fo:padding-left="0.3cm" fo:padding-right="0.3cm" draw:shadow="hidden"/>
    </style:style>
    <style:style style:name="gr16" style:family="graphic" style:parent-style-name="standard">
      <style:graphic-properties svg:stroke-width="0.102cm" svg:stroke-color="#808080" draw:marker-start-width="0.352cm" draw:marker-end-width="0.352cm" draw:fill="solid" draw:fill-color="#ffffcc" draw:textarea-horizontal-align="justify" draw:textarea-vertical-align="middle" draw:auto-grow-height="false" fo:min-height="1.086cm" fo:min-width="5.391cm" fo:padding-top="0.175cm" fo:padding-bottom="0.175cm" fo:padding-left="0.3cm" fo:padding-right="0.3cm" draw:shadow="hidden"/>
    </style:style>
    <style:style style:name="gr17" style:family="graphic" style:parent-style-name="standard">
      <style:graphic-properties svg:stroke-width="0.102cm" svg:stroke-color="#808080" draw:marker-start-width="0.352cm" draw:marker-end-width="0.352cm" draw:fill="solid" draw:fill-color="#ccffff" draw:textarea-horizontal-align="justify" draw:textarea-vertical-align="middle" draw:auto-grow-height="false" fo:min-height="0.998cm" fo:min-width="3.089cm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102cm" svg:stroke-color="#808080" draw:marker-start-width="0.352cm" draw:marker-end-width="0.352cm" draw:fill="solid" draw:fill-color="#ccffff" draw:textarea-horizontal-align="justify" draw:textarea-vertical-align="middle" draw:auto-grow-height="false" fo:min-height="0.998cm" fo:min-width="3.428cm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000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0.355cm" svg:x1="15.249cm" svg:y1="7.774cm" svg:x2="15.266cm" svg:y2="12.273cm" draw:start-shape="id1" draw:end-shape="id2" draw:end-glue-point="3" svg:d="M15249 7774h-906v4499h923" svg:viewBox="0 0 924 4500">
          <text:p/>
        </draw:connector>
        <draw:connector draw:style-name="gr1" draw:text-style-name="P1" draw:layer="layout" draw:line-skew="-0.355cm" svg:x1="15.249cm" svg:y1="7.774cm" svg:x2="15.307cm" svg:y2="14.321cm" draw:start-shape="id1" draw:end-shape="id3" draw:end-glue-point="3" svg:d="M15249 7774h-906v6547h964" svg:viewBox="0 0 965 6548">
          <text:p/>
        </draw:connector>
        <draw:connector draw:style-name="gr1" draw:text-style-name="P1" draw:layer="layout" draw:line-skew="-0.287cm" svg:x1="15.384cm" svg:y1="7.707cm" svg:x2="15.182cm" svg:y2="10.365cm" draw:end-shape="id4" draw:end-glue-point="3" svg:d="M15384 7707h-1041v2658h839" svg:viewBox="0 0 1042 2659">
          <text:p/>
        </draw:connector>
        <draw:custom-shape draw:style-name="gr2" draw:text-style-name="P1" xml:id="id5" draw:id="id5" draw:layer="layout" svg:width="9.029cm" svg:height="2.451cm" svg:x="6.082cm" svg:y="2.043cm">
          <text:p text:style-name="P1">Information Diffusion</text:p>
          <text:p text:style-name="P1">Models</text:p>
          <draw:enhanced-geometry svg:viewBox="0 0 21600 21600" draw:mirror-horizontal="false" draw:mirror-vertical="false" draw:extrusion="false" dr3d:shade-mode="flat" draw:extrusion-metal="false" draw:extrusion-specularity="122%" draw:extrusion-diffusion="0%" draw:extrusion-first-light-direction="(50000 50000 10000)" draw:extrusion-second-light-direction="(-50000 0 10000)" draw:extrusion-brightness="34%" draw:extrusion-light-face="true" draw:extrusion-first-light-harsh="true" draw:extrusion-second-light-harsh="false" draw:extrusion-second-light-level="66%" draw:type="rectangle" draw:enhanced-path="M 0 0 L 21600 0 21600 21600 0 21600 0 0 Z N"/>
        </draw:custom-shape>
        <draw:custom-shape draw:style-name="gr3" draw:text-style-name="P1" xml:id="id6" draw:id="id6" draw:layer="layout" svg:width="4.397cm" svg:height="1.984cm" svg:x="2.892cm" svg:y="6.88cm">
          <text:p text:style-name="P1">Threshold</text:p>
          <text:p text:style-name="P1">Models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7" draw:id="id7" draw:layer="layout" svg:width="4.357cm" svg:height="2.061cm" svg:x="9.157cm" svg:y="6.88cm">
          <text:p text:style-name="P1">Cascading</text:p>
          <text:p text:style-name="P1">Models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3.698cm" svg:height="2.101cm" svg:x="15.249cm" svg:y="6.724cm">
          <text:p text:style-name="P1">Epidemic</text:p>
          <text:p text:style-name="P1">Models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0.596cm" svg:y1="4.494cm" svg:x2="5.09cm" svg:y2="6.88cm" draw:start-shape="id5" draw:start-glue-point="2" draw:end-shape="id6" svg:d="M10596 4494v1192h-5506v1194" svg:viewBox="0 0 5507 2387">
          <text:p/>
        </draw:connector>
        <draw:connector draw:style-name="gr6" draw:text-style-name="P1" draw:layer="layout" draw:line-skew="0.006cm" svg:x1="10.596cm" svg:y1="4.494cm" svg:x2="11.335cm" svg:y2="6.88cm" draw:start-shape="id5" draw:start-glue-point="2" draw:end-shape="id7" draw:end-glue-point="0" svg:d="M10596 4494v1198h739v1188" svg:viewBox="0 0 740 2387">
          <text:p/>
        </draw:connector>
        <draw:connector draw:style-name="gr6" draw:text-style-name="P1" draw:layer="layout" draw:line-skew="0.069cm" svg:x1="10.596cm" svg:y1="4.494cm" svg:x2="17.098cm" svg:y2="6.724cm" draw:start-shape="id5" draw:start-glue-point="2" draw:end-shape="id1" draw:end-glue-point="0" svg:d="M10596 4494v1183h6502v1047" svg:viewBox="0 0 6503 2231">
          <text:p/>
        </draw:connector>
        <draw:custom-shape draw:style-name="gr7" draw:text-style-name="P2" xml:id="id8" draw:id="id8" draw:layer="layout" svg:width="4.873cm" svg:height="1.362cm" svg:x="2.542cm" svg:y="9.568cm">
          <text:p text:style-name="P1"><text:span text:style-name="T1">Liner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4.873cm" svg:height="1.362cm" svg:x="2.589cm" svg:y="11.489cm">
          <text:p text:style-name="P1"><text:span text:style-name="T1">Small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4.872cm" svg:height="1.362cm" svg:x="2.591cm" svg:y="13.42cm">
          <text:p text:style-name="P1"><text:span text:style-name="T1">Majority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4.872cm" svg:height="1.362cm" svg:x="2.591cm" svg:y="15.379cm">
          <text:p text:style-name="P1"><text:span text:style-name="T1">Unanimous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2" draw:id="id12" draw:layer="layout" svg:width="4.872cm" svg:height="1.362cm" svg:x="2.639cm" svg:y="17.325cm">
          <text:p text:style-name="P1"><text:span text:style-name="T1">Liner Threshold </text:span></text:p>
          <text:p text:style-name="P1"><text:span text:style-name="T1">Model with colour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3" draw:id="id13" draw:layer="layout" svg:width="4.872cm" svg:height="1.362cm" svg:x="2.689cm" svg:y="19.27cm">
          <text:p text:style-name="P1"><text:span text:style-name="T1">Separated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4" draw:id="id14" draw:layer="layout" svg:width="4.872cm" svg:height="1.362cm" svg:x="2.591cm" svg:y="21.238cm">
          <text:p text:style-name="P1"><text:span text:style-name="T1">Weight-proportional</text:span></text:p>
          <text:p text:style-name="P1"><text:span text:style-name="T1"><text:s/></text:span><text:span text:style-name="T1">Threshold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5" draw:id="id15" draw:layer="layout" svg:width="4.621cm" svg:height="1.362cm" svg:x="8.964cm" svg:y="9.916cm">
          <text:p text:style-name="P1"><text:span text:style-name="T1"><text:s/></text:span><text:span text:style-name="T1">Decreasing</text:span></text:p>
          <text:p text:style-name="P1"><text:span text:style-name="T1">Cascading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6" draw:id="id16" draw:layer="layout" svg:width="4.621cm" svg:height="1.362cm" svg:x="9.009cm" svg:y="11.863cm">
          <text:p text:style-name="P1"><text:span text:style-name="T1">Opinion-Cascading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7" draw:id="id17" draw:layer="layout" svg:width="4.62cm" svg:height="1.362cm" svg:x="9.011cm" svg:y="13.847cm">
          <text:p text:style-name="P1"><text:span text:style-name="T1"><text:s/></text:span><text:span text:style-name="T1">Independent</text:span></text:p>
          <text:p text:style-name="P1"><text:span text:style-name="T1">Cascading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8" draw:id="id18" draw:layer="layout" svg:width="5.788cm" svg:height="1.754cm" svg:x="9.178cm" svg:y="18.182cm">
          <text:p text:style-name="P1"><text:span text:style-name="T1">Generalized Cascading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3.721cm" svg:height="1.362cm" svg:x="15.182cm" svg:y="9.684cm">
          <text:p text:style-name="P1"><text:span text:style-name="T2">SIR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2" draw:id="id2" draw:layer="layout" svg:width="3.593cm" svg:height="1.362cm" svg:x="15.266cm" svg:y="11.592cm">
          <text:p text:style-name="P1"><text:span text:style-name="T2">SIS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" draw:id="id3" draw:layer="layout" svg:width="3.508cm" svg:height="1.492cm" svg:x="15.307cm" svg:y="13.575cm">
          <text:p text:style-name="P1"><text:span text:style-name="T2">SIRS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705cm" svg:x1="2.892cm" svg:y1="7.872cm" svg:x2="2.542cm" svg:y2="10.249cm" draw:start-shape="id6" draw:start-glue-point="3" draw:end-shape="id8" draw:end-glue-point="3" svg:d="M2892 7872h-1608v2377h1258" svg:viewBox="0 0 1609 2378">
          <text:p/>
        </draw:connector>
        <draw:connector draw:style-name="gr1" draw:text-style-name="P1" draw:layer="layout" draw:line-skew="-0.752cm" svg:x1="2.892cm" svg:y1="7.872cm" svg:x2="2.589cm" svg:y2="12.17cm" draw:start-shape="id6" draw:start-glue-point="3" draw:end-shape="id9" draw:end-glue-point="3" svg:d="M2892 7872h-1607v4298h1304" svg:viewBox="0 0 1608 4299">
          <text:p/>
        </draw:connector>
        <draw:connector draw:style-name="gr1" draw:text-style-name="P1" draw:layer="layout" draw:line-skew="-0.755cm" svg:x1="2.892cm" svg:y1="7.872cm" svg:x2="2.591cm" svg:y2="14.101cm" draw:start-shape="id6" draw:start-glue-point="3" draw:end-shape="id10" draw:end-glue-point="3" svg:d="M2892 7872h-1607v6229h1306" svg:viewBox="0 0 1608 6230">
          <text:p/>
        </draw:connector>
        <draw:connector draw:style-name="gr1" draw:text-style-name="P1" draw:layer="layout" draw:line-skew="-0.755cm" svg:x1="2.892cm" svg:y1="7.872cm" svg:x2="2.591cm" svg:y2="16.06cm" draw:start-shape="id6" draw:start-glue-point="3" draw:end-shape="id11" draw:end-glue-point="3" svg:d="M2892 7872h-1607v8188h1306" svg:viewBox="0 0 1608 8189">
          <text:p/>
        </draw:connector>
        <draw:connector draw:style-name="gr1" draw:text-style-name="P1" draw:layer="layout" draw:line-skew="-0.803cm" svg:x1="2.892cm" svg:y1="7.872cm" svg:x2="2.639cm" svg:y2="18.006cm" draw:start-shape="id6" draw:start-glue-point="3" draw:end-shape="id12" draw:end-glue-point="3" svg:d="M2892 7872h-1607v10134h1354" svg:viewBox="0 0 1608 10135">
          <text:p/>
        </draw:connector>
        <draw:connector draw:style-name="gr1" draw:text-style-name="P1" draw:layer="layout" draw:line-skew="-0.853cm" svg:x1="2.892cm" svg:y1="7.872cm" svg:x2="2.689cm" svg:y2="19.951cm" draw:start-shape="id6" draw:start-glue-point="3" draw:end-shape="id13" draw:end-glue-point="3" svg:d="M2892 7872h-1607v12079h1404" svg:viewBox="0 0 1608 12080">
          <text:p/>
        </draw:connector>
        <draw:connector draw:style-name="gr1" draw:text-style-name="P1" draw:layer="layout" draw:line-skew="-0.755cm" svg:x1="2.892cm" svg:y1="7.872cm" svg:x2="2.591cm" svg:y2="21.919cm" draw:start-shape="id6" draw:start-glue-point="3" draw:end-shape="id14" draw:end-glue-point="3" svg:d="M2892 7872h-1607v14047h1306" svg:viewBox="0 0 1608 14048">
          <text:p/>
        </draw:connector>
        <draw:connector draw:style-name="gr1" draw:text-style-name="P1" draw:layer="layout" draw:line-skew="-0.434cm" svg:x1="9.157cm" svg:y1="7.91cm" svg:x2="8.964cm" svg:y2="10.597cm" draw:start-shape="id7" draw:start-glue-point="3" draw:end-shape="id15" draw:end-glue-point="3" svg:d="M9157 7910h-1179v2687h986" svg:viewBox="0 0 1180 2688">
          <text:p/>
        </draw:connector>
        <draw:connector draw:style-name="gr1" draw:text-style-name="P1" draw:layer="layout" draw:line-skew="-0.479cm" svg:x1="9.157cm" svg:y1="7.91cm" svg:x2="9.009cm" svg:y2="12.544cm" draw:start-shape="id7" draw:start-glue-point="3" draw:end-shape="id16" draw:end-glue-point="3" svg:d="M9157 7910h-1179v4634h1031" svg:viewBox="0 0 1180 4635">
          <text:p/>
        </draw:connector>
        <draw:connector draw:style-name="gr1" draw:text-style-name="P1" draw:layer="layout" draw:line-skew="-0.482cm" svg:x1="9.157cm" svg:y1="7.91cm" svg:x2="9.011cm" svg:y2="14.528cm" draw:start-shape="id7" draw:start-glue-point="3" draw:end-shape="id17" draw:end-glue-point="3" svg:d="M9157 7910h-1180v6618h1034" svg:viewBox="0 0 1181 6619">
          <text:p/>
        </draw:connector>
        <draw:connector draw:style-name="gr1" draw:text-style-name="P1" draw:layer="layout" draw:line-skew="-0.627cm" svg:x1="9.157cm" svg:y1="7.91cm" svg:x2="9.178cm" svg:y2="19.059cm" draw:start-shape="id7" draw:start-glue-point="3" draw:end-shape="id18" draw:end-glue-point="3" svg:d="M9157 7910h-1179v11149h1200" svg:viewBox="0 0 1201 11150">
          <text:p/>
        </draw:connector>
        <draw:connector draw:style-name="gr1" draw:text-style-name="P1" draw:layer="layout" svg:x1="11.646cm" svg:y1="22.595cm" svg:x2="12.072cm" svg:y2="19.936cm" draw:start-shape="id19" draw:start-glue-point="0" draw:end-shape="id18" draw:end-glue-point="2" svg:d="M11646 22595v-1329h426v-1330" svg:viewBox="0 0 427 2660">
          <text:p/>
        </draw:connector>
        <draw:custom-shape draw:style-name="gr15" draw:text-style-name="P1" xml:id="id19" draw:id="id19" draw:layer="layout" svg:width="5.856cm" svg:height="1.69cm" svg:x="8.718cm" svg:y="22.595cm">
          <text:p text:style-name="P1"><text:span text:style-name="T1">Generalized Threshold </text:span></text:p>
          <text:p text:style-name="P1"><text:span text:style-name="T1">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413cm" svg:x1="9.157cm" svg:y1="7.91cm" svg:x2="8.938cm" svg:y2="16.59cm" draw:start-shape="id7" draw:start-glue-point="3" draw:end-shape="id20" draw:end-glue-point="3" svg:d="M9157 7910h-1185v8680h966" svg:viewBox="0 0 1186 8681">
          <text:p/>
        </draw:connector>
        <draw:connector draw:style-name="gr1" draw:text-style-name="P1" draw:layer="layout" draw:line-skew="-1.054cm" svg:x1="2.892cm" svg:y1="7.872cm" svg:x2="8.718cm" svg:y2="23.44cm" draw:start-shape="id6" draw:start-glue-point="3" draw:end-shape="id19" svg:d="M2892 7872h-1606v15568h7432" svg:viewBox="0 0 7433 15569">
          <text:p/>
        </draw:connector>
        <draw:custom-shape draw:style-name="gr16" draw:text-style-name="P4" xml:id="id20" draw:id="id20" draw:layer="layout" svg:width="6.145cm" svg:height="1.59cm" svg:x="8.938cm" svg:y="15.795cm">
          <text:p text:style-name="P1"><text:span text:style-name="T3"><text:s/></text:span><text:span text:style-name="T3">Independent Cascading</text:span></text:p>
          <text:p text:style-name="P1"><text:span text:style-name="T3"><text:s/></text:span><text:span text:style-name="T3">Model with Negative Opinion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2.072cm" svg:y1="19.936cm" svg:x2="11.646cm" svg:y2="22.595cm" draw:start-shape="id18" draw:start-glue-point="2" draw:end-shape="id19" draw:end-glue-point="0" svg:d="M12072 19936v1330h-426v1329" svg:viewBox="0 0 427 2660">
          <text:p/>
        </draw:connector>
        <draw:custom-shape draw:style-name="gr17" draw:text-style-name="P3" xml:id="id21" draw:id="id21" draw:layer="layout" svg:width="3.833cm" svg:height="1.492cm" svg:x="15.351cm" svg:y="16.596cm">
          <text:p text:style-name="P1"><text:span text:style-name="T2">SEIRS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2" draw:id="id22" draw:layer="layout" svg:width="4.172cm" svg:height="1.492cm" svg:x="15.223cm" svg:y="18.496cm">
          <text:p text:style-name="P1"><text:span text:style-name="T2">MSIRS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3" draw:id="id23" draw:layer="layout" svg:width="4.172cm" svg:height="1.492cm" svg:x="15.192cm" svg:y="20.311cm">
          <text:p text:style-name="P1"><text:span text:style-name="T2">MSEIR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4" draw:id="id24" draw:layer="layout" svg:width="4.172cm" svg:height="1.492cm" svg:x="15.223cm" svg:y="22.259cm">
          <text:p text:style-name="P1"><text:span text:style-name="T2">SEIZ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" xml:id="id25" draw:id="id25" draw:layer="layout" svg:width="4.172cm" svg:height="1.492cm" svg:x="15.222cm" svg:y="24.233cm">
          <text:p text:style-name="P1"><text:span text:style-name="T2">MSEIRS Model</text:span></text:p>
          <draw:enhanced-geometry svg:viewBox="0 0 21600 21600" draw:mirror-horizontal="false" draw:mirror-vertical="false" draw:extrusion="false" dr3d:shade-mode="flat" draw:extrusion-metal="true" draw:extrusion-specularity="122%" draw:extrusion-diffusion="122%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17.267cm" svg:y1="18.088cm" svg:x2="17.309cm" svg:y2="18.496cm" draw:start-shape="id21" draw:start-glue-point="2" draw:end-shape="id22" draw:end-glue-point="0" svg:d="M17267 18088v205h42v203" svg:viewBox="0 0 43 409">
          <text:p/>
        </draw:connector>
        <draw:connector draw:style-name="gr19" draw:text-style-name="P1" draw:layer="layout" svg:x1="17.309cm" svg:y1="19.988cm" svg:x2="17.278cm" svg:y2="20.311cm" draw:start-shape="id22" draw:start-glue-point="2" draw:end-shape="id23" draw:end-glue-point="0" svg:d="M17309 19988v162h-31v161" svg:viewBox="0 0 32 324">
          <text:p/>
        </draw:connector>
        <draw:connector draw:style-name="gr19" draw:text-style-name="P1" draw:layer="layout" svg:x1="17.278cm" svg:y1="21.803cm" svg:x2="17.309cm" svg:y2="22.259cm" draw:start-shape="id23" draw:start-glue-point="2" draw:end-shape="id24" draw:end-glue-point="0" svg:d="M17278 21803v229h31v227" svg:viewBox="0 0 32 457">
          <text:p/>
        </draw:connector>
        <draw:connector draw:style-name="gr19" draw:text-style-name="P1" draw:layer="layout" svg:x1="17.309cm" svg:y1="23.751cm" svg:x2="17.308cm" svg:y2="24.233cm" draw:start-shape="id24" draw:start-glue-point="2" draw:end-shape="id25" draw:end-glue-point="0" svg:d="M17309 23751v242h-1v240" svg:viewBox="0 0 2 483">
          <text:p/>
        </draw:connector>
        <draw:frame draw:style-name="gr20" draw:text-style-name="P5" draw:layer="layout" svg:width="4.187cm" svg:height="1.673cm" svg:x="14.97cm" svg:y="15.336cm">
          <draw:text-box>
            <text:p text:style-name="P5"><text:span text:style-name="T4">Extensions</text:span></text:p>
          </draw:text-box>
        </draw:frame>
        <draw:connector draw:style-name="gr19" draw:text-style-name="P1" draw:layer="layout" draw:line-skew="0.193cm" svg:x1="14.412cm" svg:y1="14.344cm" svg:x2="17.267cm" svg:y2="16.596cm" draw:end-shape="id21" draw:end-glue-point="0" svg:d="M14412 14344v1044h2855v1208" svg:viewBox="0 0 2856 2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mePlus P Gothic" style:font-family-asian="'UmePlus P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22:50:21.700447997</meta:creation-date>
    <dc:date>2014-10-17T21:35:37.950483410</dc:date>
    <meta:editing-duration>PT1H58M30S</meta:editing-duration>
    <meta:editing-cycles>55</meta:editing-cycles>
    <meta:generator>LibreOffice/4.3.1.2$Linux_X86_64 LibreOffice_project/958349dc3b25111dbca392fbc281a05559ef6848</meta:generator>
    <meta:document-statistic meta:object-count="52"/>
  </office:meta>
</office:document-meta>
</file>